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kipList</text:p>
      <text:p text:style-name="Standard"><text:s text:c="16"/>add/1 <text:s text:c="2"/>index iterate <text:s text:c="2"/>add/2 <text:s text:c="2"/>rem/1 <text:s text:c="2"/>rem/2 <text:s text:c="2"/>total</text:p>
      <text:p text:style-name="Standard">Round <text:s/>0 <text:s text:c="6"/>60 <text:s text:c="6"/>0 <text:s text:c="6"/>6 <text:s text:c="5"/>42 <text:s text:c="6"/>0 <text:s text:c="6"/>0 <text:s text:c="4"/>108</text:p>
      <text:p text:style-name="Standard">Round <text:s/>1 <text:s text:c="6"/>39 <text:s text:c="6"/>0 <text:s text:c="6"/>7 <text:s text:c="5"/>47 <text:s text:c="6"/>0 <text:s text:c="6"/>0 <text:s text:c="5"/>93</text:p>
      <text:p text:style-name="Standard">Round <text:s/>2 <text:s text:c="6"/>31 <text:s text:c="6"/>0 <text:s text:c="6"/>5 <text:s text:c="5"/>45 <text:s text:c="6"/>0 <text:s text:c="6"/>0 <text:s text:c="5"/>81</text:p>
      <text:p text:style-name="Standard">Round <text:s/>3 <text:s text:c="6"/>32 <text:s text:c="6"/>0 <text:s text:c="6"/>6 <text:s text:c="5"/>34 <text:s text:c="6"/>0 <text:s text:c="6"/>0 <text:s text:c="5"/>72</text:p>
      <text:p text:style-name="Standard">Round <text:s/>4 <text:s text:c="6"/>35 <text:s text:c="6"/>0 <text:s text:c="6"/>9 <text:s text:c="5"/>52 <text:s text:c="6"/>0 <text:s text:c="6"/>0 <text:s text:c="5"/>96</text:p>
      <text:p text:style-name="Standard">Round <text:s/>5 <text:s text:c="6"/>33 <text:s text:c="6"/>0 <text:s text:c="6"/>9 <text:s text:c="5"/>33 <text:s text:c="6"/>0 <text:s text:c="6"/>0 <text:s text:c="5"/>75</text:p>
      <text:p text:style-name="Standard">Round <text:s/>6 <text:s text:c="6"/>35 <text:s text:c="6"/>0 <text:s text:c="6"/>9 <text:s text:c="5"/>35 <text:s text:c="6"/>0 <text:s text:c="6"/>0 <text:s text:c="5"/>79</text:p>
      <text:p text:style-name="Standard">Round <text:s/>7 <text:s text:c="6"/>34 <text:s text:c="6"/>0 <text:s text:c="5"/>12 <text:s text:c="5"/>34 <text:s text:c="6"/>0 <text:s text:c="6"/>0 <text:s text:c="5"/>80</text:p>
      <text:p text:style-name="Standard">Round <text:s/>8 <text:s text:c="6"/>48 <text:s text:c="6"/>0 <text:s text:c="5"/>10 <text:s text:c="5"/>32 <text:s text:c="6"/>0 <text:s text:c="6"/>0 <text:s text:c="5"/>90</text:p>
      <text:p text:style-name="Standard">Round <text:s/>9 <text:s text:c="6"/>32 <text:s text:c="6"/>0 <text:s text:c="5"/>11 <text:s text:c="5"/>33 <text:s text:c="6"/>0 <text:s text:c="6"/>0 <text:s text:c="5"/>76</text:p>
      <text:p text:style-name="Standard">Round 10 <text:s text:c="6"/>33 <text:s text:c="6"/>0 <text:s text:c="5"/>12 <text:s text:c="5"/>33 <text:s text:c="6"/>0 <text:s text:c="6"/>0 <text:s text:c="5"/>78</text:p>
      <text:p text:style-name="Standard">Round 11 <text:s text:c="6"/>33 <text:s text:c="6"/>0 <text:s text:c="5"/>13 <text:s text:c="5"/>33 <text:s text:c="6"/>0 <text:s text:c="6"/>0 <text:s text:c="5"/>79</text:p>
      <text:p text:style-name="Standard">Round 12 <text:s text:c="6"/>34 <text:s text:c="6"/>0 <text:s text:c="5"/>12 <text:s text:c="5"/>34 <text:s text:c="6"/>0 <text:s text:c="6"/>0 <text:s text:c="5"/>80</text:p>
      <text:p text:style-name="Standard">Round 13 <text:s text:c="6"/>34 <text:s text:c="6"/>0 <text:s text:c="5"/>13 <text:s text:c="5"/>34 <text:s text:c="6"/>0 <text:s text:c="6"/>0 <text:s text:c="5"/>81</text:p>
      <text:p text:style-name="Standard">Round 14 <text:s text:c="6"/>33 <text:s text:c="6"/>0 <text:s text:c="5"/>13 <text:s text:c="5"/>34 <text:s text:c="6"/>0 <text:s text:c="6"/>0 <text:s text:c="5"/>80</text:p>
      <text:p text:style-name="Standard">Round 15 <text:s text:c="6"/>34 <text:s text:c="6"/>0 <text:s text:c="5"/>13 <text:s text:c="5"/>33 <text:s text:c="6"/>0 <text:s text:c="6"/>0 <text:s text:c="5"/>80</text:p>
      <text:p text:style-name="Standard">Round 16 <text:s text:c="6"/>35 <text:s text:c="6"/>0 <text:s text:c="5"/>13 <text:s text:c="5"/>34 <text:s text:c="6"/>0 <text:s text:c="6"/>0 <text:s text:c="5"/>82</text:p>
      <text:p text:style-name="Standard">Round 17 <text:s text:c="6"/>34 <text:s text:c="6"/>0 <text:s text:c="5"/>13 <text:s text:c="5"/>35 <text:s text:c="6"/>0 <text:s text:c="6"/>0 <text:s text:c="5"/>82</text:p>
      <text:p text:style-name="Standard">Round 18 <text:s text:c="6"/>34 <text:s text:c="6"/>0 <text:s text:c="5"/>14 <text:s text:c="5"/>33 <text:s text:c="6"/>0 <text:s text:c="6"/>0 <text:s text:c="5"/>81</text:p>
      <text:p text:style-name="Standard">Round 19 <text:s text:c="6"/>35 <text:s text:c="6"/>0 <text:s text:c="5"/>13 <text:s text:c="5"/>35 <text:s text:c="6"/>0 <text:s text:c="6"/>0 <text:s text:c="5"/>83</text:p>
      <text:p text:style-name="Standard">Average <text:s text:c="7"/>35 <text:s text:c="6"/>0 <text:s text:c="5"/>10 <text:s text:c="5"/>36 <text:s text:c="6"/>0 <text:s text:c="6"/>0 <text:s text:c="5"/>82</text:p>
      <text:p text:style-name="Standard"/>
      <text:p text:style-name="Standard">SortedArrayList</text:p>
      <text:p text:style-name="Standard"><text:s text:c="12"/>add/1 <text:s text:c="2"/>index iterate <text:s text:c="2"/>add/2 <text:s text:c="2"/>rem/1 <text:s text:c="2"/>rem/2 <text:s text:c="2"/>total</text:p>
      <text:p text:style-name="Standard">Round <text:s/>0 <text:s text:c="6"/>53 <text:s text:c="6"/>0 <text:s text:c="6"/>5 <text:s text:c="4"/>117 <text:s text:c="6"/>0 <text:s text:c="6"/>0 <text:s text:c="4"/>175</text:p>
      <text:p text:style-name="Standard">Round <text:s/>1 <text:s text:c="5"/>145 <text:s text:c="6"/>0 <text:s text:c="6"/>5 <text:s text:c="4"/>193 <text:s text:c="6"/>0 <text:s text:c="6"/>0 <text:s text:c="4"/>343</text:p>
      <text:p text:style-name="Standard">Round <text:s/>2 <text:s text:c="5"/>204 <text:s text:c="6"/>0 <text:s text:c="6"/>2 <text:s text:c="4"/>228 <text:s text:c="6"/>0 <text:s text:c="6"/>0 <text:s text:c="4"/>434</text:p>
      <text:p text:style-name="Standard">Round <text:s/>3 <text:s text:c="5"/>202 <text:s text:c="6"/>0 <text:s text:c="6"/>3 <text:s text:c="4"/>234 <text:s text:c="6"/>0 <text:s text:c="6"/>0 <text:s text:c="4"/>439</text:p>
      <text:p text:style-name="Standard">Round <text:s/>4 <text:s text:c="5"/>190 <text:s text:c="6"/>0 <text:s text:c="6"/>3 <text:s text:c="4"/>201 <text:s text:c="6"/>0 <text:s text:c="6"/>0 <text:s text:c="4"/>394</text:p>
      <text:p text:style-name="Standard">Round <text:s/>5 <text:s text:c="5"/>178 <text:s text:c="6"/>0 <text:s text:c="6"/>2 <text:s text:c="4"/>175 <text:s text:c="6"/>0 <text:s text:c="6"/>0 <text:s text:c="4"/>355</text:p>
      <text:p text:style-name="Standard">Round <text:s/>6 <text:s text:c="5"/>148 <text:s text:c="6"/>0 <text:s text:c="6"/>4 <text:s text:c="4"/>155 <text:s text:c="6"/>0 <text:s text:c="6"/>0 <text:s text:c="4"/>307</text:p>
      <text:p text:style-name="Standard">Round <text:s/>7 <text:s text:c="5"/>123 <text:s text:c="6"/>0 <text:s text:c="6"/>5 <text:s text:c="4"/>129 <text:s text:c="6"/>0 <text:s text:c="6"/>0 <text:s text:c="4"/>257</text:p>
      <text:p text:style-name="Standard">Round <text:s/>8 <text:s text:c="5"/>105 <text:s text:c="6"/>0 <text:s text:c="6"/>5 <text:s text:c="4"/>118 <text:s text:c="6"/>0 <text:s text:c="6"/>0 <text:s text:c="4"/>228</text:p>
      <text:p text:style-name="Standard">Round <text:s/>9 <text:s text:c="6"/>87 <text:s text:c="6"/>0 <text:s text:c="6"/>4 <text:s text:c="5"/>90 <text:s text:c="6"/>0 <text:s text:c="6"/>0 <text:s text:c="4"/>181</text:p>
      <text:p text:style-name="Standard">Round 10 <text:s text:c="6"/>76 <text:s text:c="6"/>0 <text:s text:c="6"/>4 <text:s text:c="5"/>75 <text:s text:c="6"/>0 <text:s text:c="6"/>0 <text:s text:c="4"/>155</text:p>
      <text:p text:style-name="Standard">Round 11 <text:s text:c="6"/>65 <text:s text:c="6"/>0 <text:s text:c="6"/>3 <text:s text:c="5"/>62 <text:s text:c="6"/>0 <text:s text:c="6"/>0 <text:s text:c="4"/>130</text:p>
      <text:p text:style-name="Standard">Round 12 <text:s text:c="6"/>51 <text:s text:c="6"/>0 <text:s text:c="6"/>4 <text:s text:c="5"/>51 <text:s text:c="6"/>0 <text:s text:c="6"/>0 <text:s text:c="4"/>106</text:p>
      <text:p text:style-name="Standard">Round 13 <text:s text:c="6"/>43 <text:s text:c="6"/>0 <text:s text:c="6"/>4 <text:s text:c="5"/>46 <text:s text:c="6"/>0 <text:s text:c="6"/>0 <text:s text:c="5"/>93</text:p>
      <text:p text:style-name="Standard">Round 14 <text:s text:c="6"/>34 <text:s text:c="6"/>0 <text:s text:c="6"/>5 <text:s text:c="5"/>37 <text:s text:c="6"/>0 <text:s text:c="6"/>0 <text:s text:c="5"/>76</text:p>
      <text:p text:style-name="Standard">Round 15 <text:s text:c="6"/>31 <text:s text:c="6"/>0 <text:s text:c="6"/>4 <text:s text:c="5"/>40 <text:s text:c="6"/>0 <text:s text:c="6"/>0 <text:s text:c="5"/>75</text:p>
      <text:p text:style-name="Standard">Round 16 <text:s text:c="6"/>27 <text:s text:c="6"/>0 <text:s text:c="6"/>3 <text:s text:c="5"/>28 <text:s text:c="6"/>0 <text:s text:c="6"/>0 <text:s text:c="5"/>58</text:p>
      <text:p text:style-name="Standard">Round 17 <text:s text:c="6"/>23 <text:s text:c="6"/>0 <text:s text:c="6"/>2 <text:s text:c="5"/>27 <text:s text:c="6"/>0 <text:s text:c="6"/>0 <text:s text:c="5"/>52</text:p>
      <text:p text:style-name="Standard">Round 18 <text:s text:c="6"/>20 <text:s text:c="6"/>0 <text:s text:c="6"/>3 <text:s text:c="5"/>23 <text:s text:c="6"/>0 <text:s text:c="6"/>0 <text:s text:c="5"/>46</text:p>
      <text:p text:style-name="Standard">Round 19 <text:s text:c="6"/>20 <text:s text:c="6"/>0 <text:s text:c="6"/>3 <text:s text:c="5"/>21 <text:s text:c="6"/>0 <text:s text:c="6"/>0 <text:s text:c="5"/>44</text:p>
      <text:p text:style-name="Standard">Average <text:s text:c="7"/>91 <text:s text:c="6"/>0 <text:s text:c="6"/>3 <text:s text:c="4"/>102 <text:s text:c="6"/>0 <text:s text:c="6"/>0 <text:s text:c="4"/>197</text:p>
      <text:p text:style-name="Standard"/>
      <text:p text:style-name="Standard"/>
      <text:p text:style-name="Standard"><text:soft-page-break/><text:tab/>SkipLists are, across the board, faster than than SortedArrayLists for almost every operation we have implemented. It has significantly faster time for both addition operation tests, being almost three times faster on average. The only downside it has are slightly increased times for iteration, where SortedArrayLists are about three times as fast. However, averaging every operation together, we find that SkipLists are more than twice as fast as a corresponding SortedArrayList. So, for pretty much any imaginable use of lists SkipLists are the superior choice, because they are quicker and more efficient for a wide range of commonly used operations. The only time a client should <text:s/>use a SortedArrayList instead is if they only wanted to use iteration, without needing to use operations like add or remove. So, for a static, unchanging list, SortedArrayLists would be the more efficient choice, but only in this case. If you ever want to add items to the list, or remove them, then SkipLists are by and far the best option.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ry Baker</meta:initial-creator>
    <meta:creation-date>2014-11-14T19:36:58</meta:creation-date>
    <dc:date>2014-11-14T19:48:11</dc:date>
    <dc:creator>Harry Baker</dc:creator>
    <meta:editing-duration>PT5M18S</meta:editing-duration>
    <meta:editing-cycles>6</meta:editing-cycles>
    <meta:generator>LibreOffice/3.5$Linux_X86_64 LibreOffice_project/350m1$Build-2</meta:generator>
    <meta:document-statistic meta:table-count="0" meta:image-count="0" meta:object-count="0" meta:page-count="2" meta:paragraph-count="47" meta:word-count="559" meta:character-count="3916" meta:non-whitespace-character-count="1698"/>
  </office:meta>
</office:document-meta>
</file>